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Contents_20_1">
      <style:paragraph-properties>
        <style:tab-stops/>
      </style:paragraph-properties>
    </style:style>
    <style:style style:name="P2" style:family="paragraph" style:parent-style-name="Contents_20_2">
      <style:paragraph-properties>
        <style:tab-stops/>
      </style:paragraph-properties>
    </style:style>
    <style:style style:name="P3" style:family="paragraph" style:parent-style-name="Heading_20_1">
      <style:paragraph-properties fo:background-color="transparent">
        <style:background-image/>
      </style:paragraph-properties>
      <style:text-properties fo:language="en" fo:country="US"/>
    </style:style>
    <style:style style:name="P4" style:family="paragraph" style:parent-style-name="Heading_20_2">
      <style:paragraph-properties fo:background-color="transparent">
        <style:background-image/>
      </style:paragraph-properties>
      <style:text-properties fo:language="en" fo:country="US"/>
    </style:style>
    <style:style style:name="P5" style:family="paragraph" style:parent-style-name="Heading_20_2">
      <style:paragraph-properties fo:background-color="transparent">
        <style:background-image/>
      </style:paragraph-properties>
      <style:text-properties fo:language="en" fo:country="US" fo:background-color="transparent"/>
    </style:style>
    <style:style style:name="P6" style:family="paragraph" style:parent-style-name="Standard">
      <style:text-properties fo:font-size="12pt"/>
    </style:style>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3"/>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background-color="transparent"/>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title-template text:style-name="Contents_20_Heading">Conteúdo:</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des matières1_Head">
            <text:p text:style-name="Contents_20_Heading">Conteúdo:</text:p>
          </text:index-title>
          <text:p text:style-name="P1"><text:a xlink:type="simple" xlink:href="#1.Apresentação|outline" text:style-name="Internet_20_link" text:visited-style-name="Internet_20_link">1 - Apresentação</text:a></text:p>
          <text:p text:style-name="P2"><text:a xlink:type="simple" xlink:href="#1.1.Descrição|outline" text:style-name="Internet_20_link" text:visited-style-name="Internet_20_link">1.1 - Descrição</text:a></text:p>
          <text:p text:style-name="P2"><text:a xlink:type="simple" xlink:href="#1.2.Principais características de Design|outline" text:style-name="Internet_20_link" text:visited-style-name="Internet_20_link">1.2 - Principais características de Design</text:a></text:p>
          <text:p text:style-name="P2"><text:a xlink:type="simple" xlink:href="#1.3.Comentários|outline" text:style-name="Internet_20_link" text:visited-style-name="Internet_20_link">1.3 - Comentários</text:a></text:p>
        </text:index-body>
      </text:table-of-content>
      <text:p text:style-name="Standard"/>
      <text:h text:style-name="P3" text:outline-level="1">Apresentação</text:h>
      <text:h text:style-name="P4" text:outline-level="2">Descrição</text:h>
      <text:p text:style-name="Standard">PCBNEW é um poderoso programa para placas de circuito impresso, disponível para os sistemas operacionais LINUX e WINDOWS. </text:p>
      <text:p text:style-name="Standard">Este é usado em associação com o software de captura de esquema, programa EESCHEMA, o qual provê <text:s/>o arquivo <text:span text:style-name="T1">Netlist </text:span><text:span text:style-name="T2"><text:s/>- este descreve as conexões elétricas da PCB <text:s/>a ser desenvolvida.</text:span></text:p>
      <text:p text:style-name="Standard">Um segundo programa,CVPCB, é usado para associar cada componente na Netlist produzida pelo EESCHEMA, para um módulo que é usado pelo PCBNEW. Isto pode ser feito interativamente ou automaticamente usando arquivos de equivalências.</text:p>
      <text:p text:style-name="Standard">PCBNEW gerencia bibliotecas de módulos. Cada módulo é um desenho do componente físico incluindo seu <text:span text:style-name="T1">footprint</text:span> – o <text:s/>layout das ilhas provendo as conexões para o componente. Os módulos requeridos são carregados automaticamente durante a leitura da <text:span text:style-name="T1">Netlist</text:span> produzida pelo CVPCB.</text:p>
      <text:p text:style-name="Standard">PCBNEW integra, automaticamente e imediatamente, qualquer modificação do circuito, pela remoção de qualquer trilha errada, adição de novos componentes, ou modificando qualquer valor (e sob certas condições, qualquer referência) de velhos ou novos módulos, de acordo com as conexões elétricas apresentadas no esquema. </text:p>
      <text:p text:style-name="Standard">PCBNEW provê a apresentação das linhas de nets, uma linha de referência conectando as ilhas dos módulos que são conectados no esquemático. Estas conexões movem-se dinamicamente quando trilhas e módulos são movimentados. </text:p>
      <text:p text:style-name="Standard">PCBNEW tem ativo um Checador de Regras de Design - <text:span text:style-name="T3">Design Rules Check</text:span> (DRC) o qual indica automaticamente qualquer erro no layout de trilhas em tempo real. </text:p>
      <text:p text:style-name="Standard">PCBNEW pode gerar automaticamente planos de cobre, com ou sem terminações térmicas nas ilhas. </text:p>
      <text:p text:style-name="Standard">PCBNEW tem um simples mas efetivo <text:span text:style-name="T3">autoroteador</text:span> para auxiliar na produção do circuito.</text:p>
      <text:p text:style-name="Standard">Exporta/Importa no formato <text:span text:style-name="T1">SPECCTRA dsn</text:span> possibilitando o uso de autoroteadores avançados.</text:p>
      <text:p text:style-name="Standard">PCBNEW provê opções específicas para a produção de <text:s/>circuitos de <text:s/><text:span text:style-name="T3">ultra alta frequência</text:span> (como as ilhas trapezoidais e formas complexas, layout automático de bobinas no circuito impresso…). </text:p>
      <text:p text:style-name="Standard">PCBNEW apresenta os elementos (trilhas, ilhas, textos, desenhos…) com o tamanho atual e de acordo com as preferencias personalizadas:</text:p>
      <text:list text:style-name="L1">
        <text:list-item>
          <text:p text:style-name="P7">apresentação em modo cheio ou contorno</text:p>
        </text:list-item>
        <text:list-item>
          <text:p text:style-name="P7">apresentação do isolamentos de trilhas/ilhas…</text:p>
        </text:list-item>
      </text:list>
      <text:h text:style-name="P5" text:outline-level="2">Principais características de Design</text:h>
      <text:p text:style-name="Standard">PCBNEW utiliza uma resolução interna de 1/10000 de polegada. </text:p>
      <text:p text:style-name="Standard"><text:span text:style-name="T5">PCBNEW trabalha em 16 camadas de cobre, mais 12 camadas técnicas (silk screen, máscara de solda, adesivo de componentes, pasta de solda, desenhos e comentários…) e gerencia em tempo real as linhas de referencias </text:span>(rats nest) das trilhas que faltam. </text:p>
      <text:p text:style-name="P6">A apresentação dos elementos do PCB (trilhas, ilhas, textos, desenhos…) podem ser customizados:</text:p>
      <text:list text:style-name="L2">
        <text:list-item>
          <text:p text:style-name="P8">Em cheio ou contorno.</text:p>
        </text:list-item>
        <text:list-item>
          <text:p text:style-name="P8">Com ou sem isolamento de trilhas.</text:p>
        </text:list-item>
        <text:list-item>
          <text:p text:style-name="P8">Ocultar certos elementos (camadas de cobre, camadas técnicas, zonas de cobre, módulos...), o que é muito útil para circuitos de alta densidade multi-camadas</text:p>
        </text:list-item>
      </text:list>
      <text:p text:style-name="Standard"><text:soft-page-break/>Para circuitos complexos, a apresentação de camadas, zonas, componentes, podem ser removidas de um modo seletivo para uma melhor legibilidade da tela. </text:p>
      <text:p text:style-name="Standard">Módulos podem ser rotacionados em <text:span text:style-name="T3">qualquer ângulo</text:span>, com passos de 0,1 grau. </text:p>
      <text:p text:style-name="Standard">Ilhas podem ser redondas, retangulares, ovais ou trapezoidais (a <text:s/>última é necessária para a produção de circuitos de ultra alta frequência). Em adição, diversas ilhas básicas podem ser agrupadas. </text:p>
      <text:p text:style-name="Standard">Ambos os tamanhos de cada ilha. E as camadas onde elas aparecem., podem ser ajustadas. </text:p>
      <text:p text:style-name="Standard">A furação dos buracos podem ser deslocadas. </text:p>
      <text:p text:style-name="Standard">PCBNEW pode gerar planos de cobre automaticamente, com geração automática de terminais térmicos ao redor das ilhas envolvidas.</text:p>
      <text:p text:style-name="Standard">O Editor de Módulos pode ser acessado a partir da barra de ferramentas do PCBNEW. O Editor possibilita a criação ou modificação de um módulo a partir da PCB ou uma biblioteca e então salvá-lo. Um módulo salvo para a PCB pode ser subsequentemente salvo para uma biblioteca. Em adição, todos os módulos da PCB podem ser salvos para uma biblioteca pela criação de um <text:span text:style-name="T4">arquivo de footprint</text:span>. </text:p>
      <text:p text:style-name="Standard">PCBNEW gera por um modo extremamente simples todos os documentos necessários:</text:p>
      <text:list text:style-name="L3">
        <text:list-item>
          <text:p text:style-name="P9">Arquivos para Plotters no formato GERBER</text:p>
        </text:list-item>
        <text:list-item>
          <text:p text:style-name="P9">Arquivos para furação no formato EXCELLON e diagramas de furação</text:p>
        </text:list-item>
        <text:list-item>
          <text:p text:style-name="P9">Arquivos para desenho e furação em formato HPGL </text:p>
        </text:list-item>
        <text:list-item>
          <text:p text:style-name="P9">Arquivos para desenho e furação em formato POSTSCRIPT</text:p>
        </text:list-item>
        <text:list-item>
          <text:p text:style-name="P9">Impressão Local.</text:p>
        </text:list-item>
      </text:list>
      <text:p text:style-name="Standard"/>
      <text:h text:style-name="P5" text:outline-level="2">Comentários</text:h>
      <text:p text:style-name="Standard">PCBNEW requer um <text:span text:style-name="T3">mouse de 3 botões</text:span> (o 3o botão não é estritamente necessário, mas extremamente útil para muitos comandos). </text:p>
      <text:p text:style-name="Standard">Finalmente, deve ter sido notado que a ferramenta de diagramação Eeschema e CVPCB são necessários para criar as netlists requerida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pt" style:country-asian="BR" style:font-size-complex="12pt" style:language-complex="pt" style:country-complex="B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font-name-asian="Lucida Sans Unicode" style:font-size-asian="12pt" style:language-asian="pt" style:country-asian="BR" style:font-name-complex="Tahoma" style:font-size-complex="12pt" style:language-complex="pt" style:country-complex="B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top="0.42cm" fo:margin-bottom="0.3cm"/>
      <style:text-properties fo:color="#800000" style:font-name="Times New Roman" fo:font-size="24pt" fo:font-weight="bold" style:font-name-asian="Lucida Sans Unicode"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class="text" style:default-outline-level="2">
      <style:paragraph-properties fo:margin-left="1cm" fo:margin-right="0cm" fo:margin-top="0.319cm" fo:margin-bottom="0.199cm" fo:text-indent="0cm" style:auto-text-indent="false"/>
      <style:text-properties fo:color="#008000" style:font-name="Times New Roman" fo:font-size="18pt" fo:font-weight="bold" style:font-name-asian="Lucida Sans Unicode"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class="text">
      <style:paragraph-properties fo:margin-left="2cm" fo:margin-right="0cm" fo:margin-top="0.319cm" fo:margin-bottom="0.199cm" fo:text-indent="0cm" style:auto-text-indent="false"/>
      <style:text-properties fo:color="#000080"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 " style:num-format="1"/>
      <text:outline-level-style text:level="2" style:num-suffix=" - " style:num-format="1" text:display-levels="2"/>
      <text:outline-level-style text:level="3" style:num-suffix=" - " style:num-format="1" text:display-levels="3"/>
      <text:outline-level-style text:level="4" style:num-suffix=" - " style:num-format="1" text:display-levels="4"/>
      <text:outline-level-style text:level="5" style:num-suffix=" - " style:num-format="1" text:display-levels="5"/>
      <text:outline-level-style text:level="6" style:num-suffix=" - " style:num-format="1" text:display-levels="6"/>
      <text:outline-level-style text:level="7" style:num-suffix=" - " style:num-format="1" text:display-levels="7"/>
      <text:outline-level-style text:level="8" style:num-suffix=" - " style:num-format="1" text:display-levels="8"/>
      <text:outline-level-style text:level="9" style:num-suffix=" - " style:num-format="1" text:display-levels="9"/>
      <text:outline-level-style text:level="10" style:num-suffix=" - " style:num-format="1" text:display-levels="10"/>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BrOffice.org/2.4$Win32 OpenOffice.org_project/680m12$Build-9286</meta:generator>
    <meta:initial-creator>Keith Cockburn</meta:initial-creator>
    <meta:creation-date>2005-06-13T12:16:17</meta:creation-date>
    <dc:creator>Renie Marquet</dc:creator>
    <dc:date>2008-08-17T11:32:57</dc:date>
    <meta:printed-by>Keith Cockburn</meta:printed-by>
    <meta:print-date>2005-06-13T16:41:45</meta:print-date>
    <dc:language>en-US</dc:language>
    <meta:editing-cycles>33</meta:editing-cycles>
    <meta:editing-duration>PT6H52M5S</meta:editing-duration>
    <meta:user-defined meta:name="Info 1"/>
    <meta:user-defined meta:name="Info 2"/>
    <meta:user-defined meta:name="Info 3"/>
    <meta:user-defined meta:name="Info 4"/>
    <meta:document-statistic meta:table-count="0" meta:image-count="0" meta:object-count="0" meta:page-count="2" meta:paragraph-count="44" meta:word-count="694" meta:character-count="4574"/>
  </office:meta>
</office:document-meta>
</file>